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00000006F2E5BE6A2851EF0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1" draw:name="Image1" text:anchor-type="char" svg:width="6.6929in" svg:height="0.8283in" draw:z-index="0"><draw:image xlink:href="Pictures/10000001000003800000006F2E5BE6A2851EF0F7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As shown when we write binary in home (any directory) the terminal can execute it and there is because all files in directory usr/local/bin are declared as PATH variables and terminal can read them from any location or director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30T21:51:29.034923002</dc:date>
    <meta:editing-duration>PT21S</meta:editing-duration>
    <meta:editing-cycles>1</meta:editing-cycles>
    <meta:document-statistic meta:table-count="0" meta:image-count="1" meta:object-count="0" meta:page-count="1" meta:paragraph-count="1" meta:word-count="39" meta:character-count="229" meta:non-whitespace-character-count="191"/>
    <meta:generator>LibreOffice/7.3.7.2$Linux_X86_64 LibreOffice_project/30$Build-2</meta:generator>
  </office:meta>
</office:document-meta>
</file>